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he while Loop</text:span></text:p>
      <text:p text:style-name="P1"><text:span text:style-name="T2">With the while loop we can execute a set of statements as long as a condition is true.</text:span></text:p>
      <text:p text:style-name="P1"><text:span text:style-name="T2">eg-</text:span></text:p>
      <text:p text:style-name="P1"><text:span text:style-name="T2"><text:s text:c="4"/>a=10</text:span></text:p>
      <text:p text:style-name="P1"><text:span text:style-name="T2">while a&gt;0:</text:span></text:p>
      <text:p text:style-name="P1"><text:span text:style-name="T2">print("Value of a is ",a)</text:span></text:p>
      <text:p text:style-name="P1"><text:span text:style-name="T2">a=a-2</text:span></text:p>
      <text:p text:style-name="P1"><text:span text:style-name="T2">Output-</text:span></text:p>
      <text:p text:style-name="P1"><text:span text:style-name="T2">Value of a is 10</text:span></text:p>
      <text:p text:style-name="P1"><text:span text:style-name="T2">Value of a is 8</text:span></text:p>
      <text:p text:style-name="P1"><text:span text:style-name="T2">Value of a is 6</text:span></text:p>
      <text:p text:style-name="P1"><text:span text:style-name="T2">Value of a is 4</text:span></text:p>
      <text:p text:style-name="P1"><text:span text:style-name="T2">Value of a is 2</text:span></text:p>
      <text:p text:style-name="P1"><text:span text:style-name="T2">-----------------------------------------------------------------------------------------------------</text:span></text:p>
      <text:p text:style-name="P1"><text:span text:style-name="T3">The break Statement</text:span></text:p>
      <text:p text:style-name="P1"><text:span text:style-name="T4">With the break statement we can stop the loop even if the while condition is true:</text:span></text:p>
      <text:p text:style-name="P1"><text:span text:style-name="T4">eg-</text:span></text:p>
      <text:p text:style-name="P1"><text:span text:style-name="T4">i = 1</text:span></text:p>
      <text:p text:style-name="P1"><text:span text:style-name="T4">while i &lt; 6:</text:span></text:p>
      <text:p text:style-name="P1"><text:span text:style-name="T4"><text:s text:c="2"/>print(i)</text:span></text:p>
      <text:p text:style-name="P1"><text:span text:style-name="T4"><text:s text:c="2"/>if i == 3:</text:span></text:p>
      <text:p text:style-name="P1"><text:span text:style-name="T4"><text:s text:c="4"/>break</text:span></text:p>
      <text:p text:style-name="P1"><text:span text:style-name="T4"><text:s text:c="2"/>i += 1</text:span></text:p>
      <text:p text:style-name="P1"><text:span text:style-name="T4">outpuut -</text:span></text:p>
      <text:p text:style-name="P1"><text:span text:style-name="T4"><text:s text:c="16"/>1</text:span></text:p>
      <text:p text:style-name="P1"><text:span text:style-name="T4"><text:s text:c="16"/>2</text:span></text:p>
      <text:p text:style-name="P1"><text:span text:style-name="T4"><text:s text:c="16"/>3</text:span></text:p>
      <text:p text:style-name="P1"><text:span text:style-name="T4">------------------------------------------------------------------------------------------------------</text:span></text:p>
      <text:p text:style-name="P1"><text:span text:style-name="T5">The continue Statement</text:span></text:p>
      <text:p text:style-name="P1"><text:span text:style-name="T6">With the continue statement we can stop the current iteration, and continue with the next:</text:span></text:p>
      <text:p text:style-name="P1"><text:span text:style-name="T6">eg-</text:span></text:p>
      <text:p text:style-name="P1"><text:span text:style-name="T6">i = 0</text:span></text:p>
      <text:p text:style-name="P1"><text:span text:style-name="T6">while i &lt; 6:</text:span></text:p>
      <text:p text:style-name="P1"><text:span text:style-name="T6"><text:s text:c="2"/>i += 1</text:span></text:p>
      <text:p text:style-name="P1"><text:span text:style-name="T6"><text:s text:c="2"/>if i == 3:</text:span></text:p>
      <text:p text:style-name="P1"><text:span text:style-name="T6"><text:s text:c="4"/>continue</text:span></text:p>
      <text:p text:style-name="P1"><text:span text:style-name="T6"><text:s text:c="2"/>print(i)</text:span></text:p>
      <text:p text:style-name="P1"><text:span text:style-name="T6"><text:s text:c="2"/>output-</text:span></text:p>
      <text:p text:style-name="P1"><text:span text:style-name="T6">1</text:span></text:p>
      <text:p text:style-name="P1"><text:span text:style-name="T6">2</text:span></text:p>
      <text:p text:style-name="P1"><text:span text:style-name="T6">4</text:span></text:p>
      <text:p text:style-name="P1"><text:span text:style-name="T6">5</text:span></text:p>
      <text:p text:style-name="P1"><text:span text:style-name="T6">6</text:span></text:p>
      <text:p text:style-name="P1"><text:span text:style-name="T6">------------------------------------------------------------------------------------------------------</text:span></text:p>
      <text:p text:style-name="P1"><text:span text:style-name="T7">The else Statement</text:span></text:p>
      <text:p text:style-name="P1"><text:span text:style-name="T8">With the else statement we can run a block of code once when the condition no longer is true:</text:span></text:p>
      <text:p text:style-name="P1"><text:span text:style-name="T8">eg-</text:span></text:p>
      <text:p text:style-name="P1"><text:span text:style-name="T8">i = 1</text:span></text:p>
      <text:p text:style-name="P1"><text:span text:style-name="T8">while i &lt; 6:</text:span></text:p>
      <text:p text:style-name="P1"><text:span text:style-name="T8"><text:s text:c="2"/>print(i)</text:span></text:p>
      <text:p text:style-name="P1"><text:span text:style-name="T8"><text:s text:c="2"/>i += 1</text:span></text:p>
      <text:p text:style-name="P1"><text:span text:style-name="T8">else:</text:span></text:p>
      <text:p text:style-name="P1"><text:span text:style-name="T8"><text:s text:c="2"/>print("i is no longer less than 6")</text:span></text:p>
      <text:p text:style-name="P1"><text:span text:style-name="T8">output - </text:span></text:p>
      <text:p text:style-name="P1"><text:span text:style-name="T8">1</text:span></text:p>
      <text:p text:style-name="P1"><text:span text:style-name="T8">2</text:span></text:p>
      <text:p text:style-name="P1"><text:span text:style-name="T8">3</text:span></text:p>
      <text:p text:style-name="P1"><text:span text:style-name="T8">4</text:span></text:p>
      <text:p text:style-name="P1"><text:span text:style-name="T8">5</text:span></text:p>
      <text:p text:style-name="P1"><text:span text:style-name="T8">------------------------------------------------------------------------------------------------------</text:span></text:p>
      <text:p text:style-name="P1"><text:span text:style-name="T9"/></text:p>
      <text:p text:style-name="P1"><text:span text:style-name="T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